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1">
      <style:paragraph-properties fo:margin-left="0.5in" fo:margin-right="0in" fo:text-align="justify" style:justify-single-word="false" fo:text-indent="-0.25in" style:auto-text-indent="false"/>
    </style:style>
    <style:style style:name="P3" style:family="paragraph" style:parent-style-name="Standard">
      <style:paragraph-properties fo:break-before="page"/>
    </style:style>
    <style:style style:name="P4"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Minimally Supervised Induction of Grammatical Gender:</text:span></text:p>
      <text:list xml:id="list2955375395" text:style-name="WWNum1">
        <text:list-item>
          <text:p text:style-name="P2"><text:span text:style-name="T1">Abstract:</text:span> The goal is the prediction of grammatical gender. The training process seems to be more complex, as only a few examples are given. Morphological cues are used in bootstrapping to extend the pool of examples-</text:p>
        </text:list-item>
        <text:list-item>
          <text:p text:style-name="P2"><text:span text:style-name="T1">Introduction: </text:span>Note that English doesn’t have gender. Definition of gender. Reference to Cucerzan and Yarowsky (2002), where gender resolution is postponed in the pipeline and distinguished later using agreement. Short survery of languages and their gender systems. For mostly L2 speakers it’s a complex problem to learn genders.</text:p>
        </text:list-item>
        <text:list-item>
          <text:p text:style-name="P2"><text:span text:style-name="T1">System description: </text:span>It is a classification problem. Classes can be infered from the agreement, usually found in the surrounding. It is composed of two parts. The context of known noun-gender pairs is extracted. According to this context more pairs infered.</text:p>
        </text:list-item>
        <text:list-item>
          <text:p text:style-name="P2"><text:span text:style-name="T1">Seeding: </text:span>Seeds can be extracted using translation of English words with natural gender. Even if the resources are not available eletronically, they can be extracted manually with very little effort. An alternative to this approach is to take n most frequent nouns from a representative corpus and look up their genders. Such seeds are then of higher quality. At most 50 seeds used.</text:p>
        </text:list-item>
        <text:list-item>
          <text:p text:style-name="P2"><text:span text:style-name="T1">Evidence modeling: </text:span>Short discussion on how to model evidence regarding context.</text:p>
        </text:list-item>
        <text:list-item>
          <text:p text:style-name="P2"><text:span text:style-name="T1">Context bootstraping: </text:span>Context stastics is collected from the corpus. For each noun we can determine whether the collected evidence is robust or not. We take the most robust and infer the gender. Thus we enlarged the set of seeds. Follows a brief discussion on left and right contexts. This differs by language.</text:p>
        </text:list-item>
        <text:list-item>
          <text:p text:style-name="P2"><text:span text:style-name="T1">Morphological analysis, Trie models: </text:span>We can approach the problem using morphology, so that we can get a higher coverage. We look at word endings and construct a trie with (masc, fem, <office:annotation office:name="__Annotation__18_3418214547"><dc:creator>Jirka Hana</dc:creator><dc:date>2020-04-26T20:06:46</dc:date><text:p><text:span text:style-name="T3">v prikladu je to pro dva rody (m/f) + questionable</text:span></text:p></office:annotation>neut<office:annotation-end office:name="__Annotation__18_3418214547"/>) distribution in nodes.</text:p>
        </text:list-item>
        <text:list-item>
          <text:p text:style-name="P2"><text:span text:style-name="T1">Evaluation methods, Further considerations: </text:span>We can either evaluate every noun with the same weight, or assign weight to nouns which we should be able to classify more reliably (they occur more frequently in the corpus)<text:span text:style-name="T1">. </text:span>Lowering threshold for reliability in the bootstraping phase lowers the accuracy.</text:p>
        </text:list-item>
        <text:list-item>
          <text:p text:style-name="P2"><office:annotation office:name="__Annotation__28_3418214547"><dc:creator>Jirka Hana</dc:creator><dc:date>2020-04-26T20:25:53</dc:date><text:p><text:span text:style-name="T3">Bylo by dobre okomentovat, jak to dopadlo.</text:span></text:p></office:annotation><text:span text:style-name="T1">Evaluation on multiple languages: </text:span>Evaluation on French, Spanish, Slovene, Romanian and Swedish, because they each represent Romance, Slavic and Germanic language families.<office:annotation-end office:name="__Annotation__28_3418214547"/></text:p>
        </text:list-item>
        <text:list-item>
          <text:p text:style-name="P2"><text:span text:style-name="T1">Conclusion: </text:span>The paper presented two approaches to gramatical gender induction, which required very low amount of annotated data.</text:p>
        </text:list-item>
      </text:list>
      <text:p text:style-name="P1"/>
      <text:p text:style-name="P1"/>
      <text:p text:style-name="P1"/>
      <text:p text:style-name="P3"><text:span text:style-name="T1">Bootstrapping a Multilingual Part-of-speech Tagger in One Person-day:</text:span></text:p>
      <text:list xml:id="list112933573456986" text:continue-numbering="true" text:style-name="WWNum1">
        <text:list-item>
          <text:p text:style-name="P2"><text:span text:style-name="T1">Abstract:</text:span> Proposal of a method<office:annotation office:name="__Annotation__37_3418214547"><dc:creator>Jirka Hana</dc:creator><dc:date>2020-04-26T20:32:33</dc:date><text:p><text:span text:style-name="T3">na okraj - tady nemaji byt carky.</text:span></text:p><text:p/><text:p><text:span text:style-name="T3">V anglictine se </text:span></text:p><text:p><text:span text:style-name="T3">(1) pred tesnou privlastkovou vetu nepisi carky - takze pred "that" neni nikdy carka</text:span></text:p><text:p><text:span text:style-name="T3">(2) which se muze pouzit v tesnem i volnem vyznamu, ale v tesnem to zni trochu knizne.</text:span></text:p></office:annotation>, which<office:annotation-end office:name="__Annotation__37_3418214547"/> requires data, which can be gathered by a one person-day. The resources are: monolingual corpus, bilingual dictionary and a library of basic grammar. </text:p>
        </text:list-item>
        <text:list-item>
          <text:p text:style-name="P2"><text:span text:style-name="T1">Introduction: </text:span>Conclusion that it’s not the overall quality which should be measured, but effort invested.</text:p>
        </text:list-item>
        <text:list-item>
          <text:p text:style-name="P2"><text:span text:style-name="T1"><office:annotation office:name="__Annotation__44_3418214547"><dc:creator>Jirka Hana</dc:creator><dc:date>2020-04-26T20:34:03</dc:date><text:p><text:span text:style-name="T3">tady je jeste zajimavy a uzitecny, jak resili vice slovne preklady</text:span></text:p></office:annotation></text:span><text:span text:style-name="T1">Inducing POS Tag Candidates from Unlabeled Bilingual Dictionaries:</text:span><office:annotation-end office:name="__Annotation__44_3418214547"/><text:span text:style-name="T1"> </text:span>The task is to get at least some POS tags from bilingual dictionaries and tagged monolingual. One approach is to get POS tags of the translation (for which we have the monolingual data) and create thus a distribution for the original lexeme. The results for tags at this tage are demonstrated for Romanian, Kurdish and Spanish. It’s interesting to see, that in case of lower accuracy, the confidence was also lower.</text:p>
        </text:list-item>
        <text:list-item>
          <text:p text:style-name="P2"><text:span text:style-name="T1">Inducing Morphological Analyses: </text:span>Basic inflection rules can be manually extracted from the grammar book and word analysis performed (Figure 3). An iterative weighted-Levenshtein-based aligner can be used.</text:p>
        </text:list-item>
        <text:list-item>
          <text:p text:style-name="P2"><text:span text:style-name="T1">POS Model Induction:</text:span> We refine the previous noisy approach using statistics from the raw corpus. This can be performed iteratively. (EM?)</text:p>
        </text:list-item>
        <text:list-item>
          <text:p text:style-name="P2"><text:span text:style-name="T1">Contextual-agreement models for part-of-speech subtags:</text:span> We assume that the agreement occurs in some fixed-size window. This is not that strong assumption, as the CDF in Figure 5 suggests that 90% of words with gender have another word with gender in the vicinity of 5.</text:p>
        </text:list-item>
        <text:list-item>
          <text:p text:style-name="P2"><text:span text:style-name="T1">Evaluation of the Full Part-of-speech Tagger:</text:span> Interesting problem, because in cases where minimally supervised learning is to be applied, even the evaluation data may be too sparse or missing. Table 3 shows achieved results with less than one person-day collection effort. This yields very high performance/investment ratio.</text:p>
        </text:list-item>
        <text:list-item>
          <text:p text:style-name="P2"><text:span text:style-name="T1">Conclusion: </text:span>The paper deals with a pragmatic view on POS taggers for resource poor languag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0" meta:word-count="680" meta:character-count="4323" meta:non-whitespace-character-count="3680"/>
    <meta:generator>LibreOfficeDev/6.0.5.2$Linux_X86_64 LibreOffice_project/</meta:generator>
  </office:meta>
</office:document-meta>
</file>